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207cm" fo:margin-left="0cm" table:align="left"/>
    </style:style>
    <style:style style:name="Tabla1.A" style:family="table-column">
      <style:table-column-properties style:column-width="2.932cm"/>
    </style:style>
    <style:style style:name="Tabla1.B" style:family="table-column">
      <style:table-column-properties style:column-width="4.276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7.207cm" fo:margin-left="0cm" table:align="left"/>
    </style:style>
    <style:style style:name="Tabla2.A" style:family="table-column">
      <style:table-column-properties style:column-width="2.932cm"/>
    </style:style>
    <style:style style:name="Tabla2.B" style:family="table-column">
      <style:table-column-properties style:column-width="4.276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2.402cm" fo:margin-left="0cm" table:align="left"/>
    </style:style>
    <style:style style:name="Tabla3.A" style:family="table-column">
      <style:table-column-properties style:column-width="3.408cm"/>
    </style:style>
    <style:style style:name="Tabla3.B" style:family="table-column">
      <style:table-column-properties style:column-width="4.487cm"/>
    </style:style>
    <style:style style:name="Tabla3.C" style:family="table-column">
      <style:table-column-properties style:column-width="4.507cm"/>
    </style:style>
    <style:style style:name="Tabla3.A1" style:family="table-cell">
      <style:table-cell-properties fo:padding="0.097cm" fo:border-left="0.25pt solid #000000" fo:border-right="none" fo:border-top="0.25pt solid #000000" fo:border-bottom="0.25pt solid #000000" style:writing-mode="lr-tb"/>
    </style:style>
    <style:style style:name="Tabla3.C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2.402cm" fo:margin-left="0cm" table:align="left"/>
    </style:style>
    <style:style style:name="Tabla4.A" style:family="table-column">
      <style:table-column-properties style:column-width="3.408cm"/>
    </style:style>
    <style:style style:name="Tabla4.B" style:family="table-column">
      <style:table-column-properties style:column-width="4.487cm"/>
    </style:style>
    <style:style style:name="Tabla4.C" style:family="table-column">
      <style:table-column-properties style:column-width="4.507cm"/>
    </style:style>
    <style:style style:name="Tabla4.A1" style:family="table-cell">
      <style:table-cell-properties fo:padding="0.097cm" fo:border-left="0.25pt solid #000000" fo:border-right="none" fo:border-top="0.25pt solid #000000" fo:border-bottom="0.25pt solid #000000" style:writing-mode="lr-tb"/>
    </style:style>
    <style:style style:name="Tabla4.C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3.792cm" table:align="left"/>
    </style:style>
    <style:style style:name="Tabla5.A" style:family="table-column">
      <style:table-column-properties style:column-width="3.106cm"/>
    </style:style>
    <style:style style:name="Tabla5.B" style:family="table-column">
      <style:table-column-properties style:column-width="3.397cm"/>
    </style:style>
    <style:style style:name="Tabla5.C" style:family="table-column">
      <style:table-column-properties style:column-width="3.5cm"/>
    </style:style>
    <style:style style:name="Tabla5.D" style:family="table-column">
      <style:table-column-properties style:column-width="3.789cm"/>
    </style:style>
    <style:style style:name="Tabla5.1" style:family="table-row">
      <style:table-row-properties style:min-row-height="0.529cm"/>
    </style:style>
    <style:style style:name="Tabla5.A1" style:family="table-cell">
      <style:table-cell-properties style:vertical-align="bottom" fo:background-color="#ededed" fo:padding-left="0.123cm" fo:padding-right="0.123cm" fo:padding-top="0cm" fo:padding-bottom="0cm" fo:border-left="0.5pt solid #000000" fo:border-right="0.5pt solid #a5a5a5" fo:border-top="0.5pt solid #000000" fo:border-bottom="0.5pt solid #a5a5a5" fo:wrap-option="no-wrap" style:writing-mode="lr-tb">
        <style:background-image/>
      </style:table-cell-properties>
    </style:style>
    <style:style style:name="Tabla5.B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C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D1" style:family="table-cell">
      <style:table-cell-properties style:vertical-align="bottom" fo:background-color="#ededed" fo:padding-left="0.123cm" fo:padding-right="0.123cm" fo:padding-top="0cm" fo:padding-bottom="0cm" fo:border-left="0.5pt solid #a5a5a5" fo:border-right="0.5pt solid #000000" fo:border-top="0.5pt solid #000000" fo:border-bottom="0.5pt solid #a5a5a5" fo:wrap-option="no-wrap" style:writing-mode="lr-tb">
        <style:background-image/>
      </style:table-cell-properties>
    </style:style>
    <style:style style:name="Tabla5.A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2" style:family="table-cell">
      <style:table-cell-properties style:vertical-align="bottom" fo:padding-left="0.123cm" fo:padding-right="0.123cm" fo:padding-top="0cm" fo:padding-bottom="0cm" fo:border="0.5pt solid #a5a5a5" fo:wrap-option="no-wrap" style:writing-mode="lr-tb"/>
    </style:style>
    <style:style style:name="Tabla5.C2" style:family="table-cell">
      <style:table-cell-properties style:vertical-align="bottom" fo:padding-left="0.123cm" fo:padding-right="0.123cm" fo:padding-top="0cm" fo:padding-bottom="0cm" fo:border="0.5pt solid #a5a5a5" fo:wrap-option="no-wrap" style:writing-mode="lr-tb"/>
    </style:style>
    <style:style style:name="Tabla5.D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4" style:family="table-cell">
      <style:table-cell-properties style:vertical-align="bottom" fo:padding-left="0.123cm" fo:padding-right="0.123cm" fo:padding-top="0cm" fo:padding-bottom="0cm" fo:border="0.5pt solid #a5a5a5" fo:wrap-option="no-wrap" style:writing-mode="lr-tb"/>
    </style:style>
    <style:style style:name="Tabla5.C4" style:family="table-cell">
      <style:table-cell-properties style:vertical-align="bottom" fo:padding-left="0.123cm" fo:padding-right="0.123cm" fo:padding-top="0cm" fo:padding-bottom="0cm" fo:border="0.5pt solid #a5a5a5" fo:wrap-option="no-wrap" style:writing-mode="lr-tb"/>
    </style:style>
    <style:style style:name="Tabla5.D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6" style:family="table-cell">
      <style:table-cell-properties style:vertical-align="bottom" fo:padding-left="0.123cm" fo:padding-right="0.123cm" fo:padding-top="0cm" fo:padding-bottom="0cm" fo:border="0.5pt solid #a5a5a5" fo:wrap-option="no-wrap" style:writing-mode="lr-tb"/>
    </style:style>
    <style:style style:name="Tabla5.C6" style:family="table-cell">
      <style:table-cell-properties style:vertical-align="bottom" fo:padding-left="0.123cm" fo:padding-right="0.123cm" fo:padding-top="0cm" fo:padding-bottom="0cm" fo:border="0.5pt solid #a5a5a5" fo:wrap-option="no-wrap" style:writing-mode="lr-tb"/>
    </style:style>
    <style:style style:name="Tabla5.D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8"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8" style:family="table-cell">
      <style:table-cell-properties style:vertical-align="bottom" fo:padding-left="0.123cm" fo:padding-right="0.123cm" fo:padding-top="0cm" fo:padding-bottom="0cm" fo:border="0.5pt solid #a5a5a5" fo:wrap-option="no-wrap" style:writing-mode="lr-tb"/>
    </style:style>
    <style:style style:name="Tabla5.C8" style:family="table-cell">
      <style:table-cell-properties style:vertical-align="bottom" fo:padding-left="0.123cm" fo:padding-right="0.123cm" fo:padding-top="0cm" fo:padding-bottom="0cm" fo:border="0.5pt solid #a5a5a5" fo:wrap-option="no-wrap" style:writing-mode="lr-tb"/>
    </style:style>
    <style:style style:name="Tabla5.D8"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9"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9"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0"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0" style:family="table-cell">
      <style:table-cell-properties style:vertical-align="bottom" fo:padding-left="0.123cm" fo:padding-right="0.123cm" fo:padding-top="0cm" fo:padding-bottom="0cm" fo:border="0.5pt solid #a5a5a5" fo:wrap-option="no-wrap" style:writing-mode="lr-tb"/>
    </style:style>
    <style:style style:name="Tabla5.C10" style:family="table-cell">
      <style:table-cell-properties style:vertical-align="bottom" fo:padding-left="0.123cm" fo:padding-right="0.123cm" fo:padding-top="0cm" fo:padding-bottom="0cm" fo:border="0.5pt solid #a5a5a5" fo:wrap-option="no-wrap" style:writing-mode="lr-tb"/>
    </style:style>
    <style:style style:name="Tabla5.D10"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1"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1"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2" style:family="table-cell">
      <style:table-cell-properties style:vertical-align="bottom" fo:padding-left="0.123cm" fo:padding-right="0.123cm" fo:padding-top="0cm" fo:padding-bottom="0cm" fo:border="0.5pt solid #a5a5a5" fo:wrap-option="no-wrap" style:writing-mode="lr-tb"/>
    </style:style>
    <style:style style:name="Tabla5.C12" style:family="table-cell">
      <style:table-cell-properties style:vertical-align="bottom" fo:padding-left="0.123cm" fo:padding-right="0.123cm" fo:padding-top="0cm" fo:padding-bottom="0cm" fo:border="0.5pt solid #a5a5a5" fo:wrap-option="no-wrap" style:writing-mode="lr-tb"/>
    </style:style>
    <style:style style:name="Tabla5.D1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4" style:family="table-cell">
      <style:table-cell-properties style:vertical-align="bottom" fo:padding-left="0.123cm" fo:padding-right="0.123cm" fo:padding-top="0cm" fo:padding-bottom="0cm" fo:border="0.5pt solid #a5a5a5" fo:wrap-option="no-wrap" style:writing-mode="lr-tb"/>
    </style:style>
    <style:style style:name="Tabla5.C14" style:family="table-cell">
      <style:table-cell-properties style:vertical-align="bottom" fo:padding-left="0.123cm" fo:padding-right="0.123cm" fo:padding-top="0cm" fo:padding-bottom="0cm" fo:border="0.5pt solid #a5a5a5" fo:wrap-option="no-wrap" style:writing-mode="lr-tb"/>
    </style:style>
    <style:style style:name="Tabla5.D1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6" style:family="table-cell">
      <style:table-cell-properties style:vertical-align="bottom" fo:padding-left="0.123cm" fo:padding-right="0.123cm" fo:padding-top="0cm" fo:padding-bottom="0cm" fo:border="0.5pt solid #a5a5a5" fo:wrap-option="no-wrap" style:writing-mode="lr-tb"/>
    </style:style>
    <style:style style:name="Tabla5.C16" style:family="table-cell">
      <style:table-cell-properties style:vertical-align="bottom" fo:padding-left="0.123cm" fo:padding-right="0.123cm" fo:padding-top="0cm" fo:padding-bottom="0cm" fo:border="0.5pt solid #a5a5a5" fo:wrap-option="no-wrap" style:writing-mode="lr-tb"/>
    </style:style>
    <style:style style:name="Tabla5.D1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000000" fo:wrap-option="no-wrap" style:writing-mode="lr-tb">
        <style:background-image/>
      </style:table-cell-properties>
    </style:style>
    <style:style style:name="Tabla5.B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C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D1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000000" fo:wrap-option="no-wrap" style:writing-mode="lr-tb">
        <style:background-image/>
      </style:table-cell-properties>
    </style:style>
    <style:style style:name="P1" style:family="paragraph" style:parent-style-name="Addressee">
      <style:text-properties fo:font-size="14pt" style:font-size-asian="14pt" style:font-size-complex="14pt"/>
    </style:style>
    <style:style style:name="P2" style:family="paragraph" style:parent-style-name="Heading_20_6">
      <style:text-properties fo:font-size="14pt" style:font-size-asian="14pt" style:font-size-complex="14pt"/>
    </style:style>
    <style:style style:name="P3" style:family="paragraph" style:parent-style-name="Heading_20_6">
      <style:text-properties fo:font-size="14pt" officeooo:paragraph-rsid="000bd079" style:font-size-asian="14pt" style:font-size-complex="14pt"/>
    </style:style>
    <style:style style:name="P4" style:family="paragraph" style:parent-style-name="Heading_20_4">
      <style:text-properties fo:font-size="16pt" style:font-size-asian="16pt" style:font-size-complex="16pt"/>
    </style:style>
    <style:style style:name="P5" style:family="paragraph" style:parent-style-name="Heading_20_4" style:master-page-name="MP0">
      <style:paragraph-properties style:page-number="auto" fo:break-before="page"/>
      <style:text-properties fo:font-size="22pt" style:font-size-asian="22pt" style:font-size-complex="22pt"/>
    </style:style>
    <style:style style:name="P6" style:family="paragraph" style:parent-style-name="Heading_20_5">
      <style:text-properties fo:font-size="16pt" style:font-size-asian="16pt" style:font-size-complex="16pt"/>
    </style:style>
    <style:style style:name="P7" style:family="paragraph" style:parent-style-name="Heading_20_5" style:master-page-name="">
      <style:paragraph-properties style:page-number="auto"/>
      <style:text-properties fo:font-size="16pt" officeooo:paragraph-rsid="000bd079" style:font-size-asian="16pt" style:font-size-complex="16pt"/>
    </style:style>
    <style:style style:name="P8" style:family="paragraph" style:parent-style-name="Heading_20_7">
      <style:text-properties officeooo:paragraph-rsid="000bd079"/>
    </style:style>
    <style:style style:name="P9" style:family="paragraph" style:parent-style-name="Heading_20_7">
      <loext:graphic-properties draw:fill="none"/>
      <style:paragraph-properties fo:margin-left="0cm" fo:margin-right="0cm" fo:text-indent="0.499cm" style:auto-text-indent="false" fo:background-color="transparent"/>
    </style:style>
    <style:style style:name="P10"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11" style:family="paragraph" style:parent-style-name="Normal">
      <loext:graphic-properties draw:fill="none"/>
      <style:paragraph-properties fo:margin-left="0cm" fo:margin-right="0cm" fo:text-align="end" style:justify-single-word="false"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12"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style:font-name="Times New Roman" fo:font-size="10pt" style:letter-kerning="false" style:font-name-asian="Times New Roman" style:font-size-asian="10pt" style:language-asian="es" style:country-asian="ES" style:font-name-complex="Times New Roman" style:font-size-complex="10pt" style:language-complex="ar" style:country-complex="SA" fo:hyphenate="true"/>
    </style:style>
    <style:style style:name="P13" style:family="paragraph" style:parent-style-name="Table_20_Contents">
      <loext:graphic-properties draw:fill="none"/>
      <style:paragraph-properties fo:margin-left="0cm" fo:margin-right="0cm" fo:text-indent="0.499cm" style:auto-text-indent="false" fo:background-color="transparent"/>
    </style:style>
    <style:style style:name="P14" style:family="paragraph" style:parent-style-name="Table_20_Contents">
      <loext:graphic-properties draw:fill="none"/>
      <style:paragraph-properties fo:margin-left="0cm" fo:margin-right="0cm" fo:text-align="end" style:justify-single-word="false" fo:text-indent="0.499cm" style:auto-text-indent="false" fo:background-color="transparent"/>
    </style:style>
    <style:style style:name="P15" style:family="paragraph" style:parent-style-name="Standard">
      <style:text-properties officeooo:paragraph-rsid="000bd079"/>
    </style:style>
    <style:style style:name="P16"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17" style:family="paragraph" style:parent-style-name="Standard">
      <loext:graphic-properties draw:fill="none"/>
      <style:paragraph-properties fo:margin-left="0cm" fo:margin-right="0cm" fo:text-indent="0.499cm" style:auto-text-indent="false" fo:background-color="transparent"/>
    </style:style>
    <style:style style:name="P18" style:family="paragraph" style:parent-style-name="Standard">
      <loext:graphic-properties draw:fill="none"/>
      <style:paragraph-properties fo:margin-left="0cm" fo:margin-right="0cm" fo:text-indent="0.499cm" style:auto-text-indent="false" fo:background-color="transparent"/>
      <style:text-properties fo:font-size="10pt" fo:language="en" fo:country="US" style:font-size-asian="10pt" style:font-size-complex="10pt"/>
    </style:style>
    <style:style style:name="P19" style:family="paragraph" style:parent-style-name="Standard">
      <loext:graphic-properties draw:fill="none"/>
      <style:paragraph-properties fo:margin-left="0cm" fo:margin-right="0cm" fo:text-indent="0.499cm" style:auto-text-indent="false" fo:background-color="transparent"/>
      <style:text-properties fo:language="en" fo:country="US"/>
    </style:style>
    <style:style style:name="P20" style:family="paragraph" style:parent-style-name="Standard">
      <loext:graphic-properties draw:fill="none"/>
      <style:paragraph-properties fo:margin-left="0cm" fo:margin-right="0cm" fo:text-indent="0.499cm" style:auto-text-indent="false" fo:background-color="transparent"/>
      <style:text-properties officeooo:paragraph-rsid="000bd079"/>
    </style:style>
    <style:style style:name="T1" style:family="text">
      <style:text-properties officeooo:rsid="000bd079"/>
    </style:style>
    <style:style style:name="T2"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PROGRAMACIÓN PARALELA Y COMPUTACIÓN DE ALTAS PRESTACIONES</text:h>
      <text:h text:style-name="P4" text:outline-level="4">TRABAJO AUTÓNOMO: ENTORNOS DE PROGRAMACIÓN PARALELA</text:h>
      <text:h text:style-name="P4" text:outline-level="4">PRÁCTICAS DE MPP 17/18</text:h>
      <text:p text:style-name="Standard"/>
      <text:p text:style-name="P1">José Luis Cánovas Sánchez</text:p>
      <text:p text:style-name="Standard"/>
      <text:h text:style-name="P6" text:outline-level="5">5 OCTUBRE</text:h>
      <text:h text:style-name="P2" text:outline-level="6">Práctica 1: Sistemas de programación paralela + OpenMP</text:h>
      <text:p text:style-name="Standard"/>
      <text:h text:style-name="Heading_20_7" text:outline-level="7"><text:span text:style-name="T2">CUESTIÓN 1</text:span></text:h>
      <text:p text:style-name="P16">En 5octubre/cuestion1.cpp se encuentra el código para multiplicar matrices con paralelismo de C (fork).</text:p>
      <text:p text:style-name="P17">Como sólo son 2 procesos para la multiplicación, la división del trabajo se reparte respecto a las filas de la matriz izquierda a.</text:p>
      <text:p text:style-name="P17">En el primer comentario indica cómo compilarlo: g++ -O3 cuestion1.cpp</text:p>
      <text:p text:style-name="P17">Al ejecutar, espera por la entrada estándar los valores:</text:p>
      <text:p text:style-name="P17">N<text:tab/> <text:tab/>= <text:s/>filas de las matrices cuadradas a multiplicar</text:p>
      <text:p text:style-name="P17">semilla<text:tab/>= <text:s/>semilla para inicializar el generador de números aleatorios</text:p>
      <text:p text:style-name="P17">Imprime el tiempo de la multiplicación secuencial, el tiempo en paralelo y la diferencia entre las matrices generadas (si da un valor próximo a cero, las matrices son iguales).</text:p>
      <text:p text:style-name="P17"/>
      <text:p text:style-name="P17">Para N=1000 y semilla=3, tras 10 ejecuciones se obtienen las siguientes medias:</text:p>
      <table:table table:name="Tabla1" table:style-name="Tabla1">
        <table:table-column table:style-name="Tabla1.A"/>
        <table:table-column table:style-name="Tabla1.B"/>
        <table:table-row>
          <table:table-cell table:style-name="Tabla1.A1" office:value-type="string">
            <text:p text:style-name="P13">T. secuencial</text:p>
          </table:table-cell>
          <table:table-cell table:style-name="Tabla1.B1" office:value-type="string">
            <text:p text:style-name="P14">1055,4 ms</text:p>
          </table:table-cell>
        </table:table-row>
        <table:table-row>
          <table:table-cell table:style-name="Tabla1.A2" office:value-type="string">
            <text:p text:style-name="P13">T. paralelo</text:p>
          </table:table-cell>
          <table:table-cell table:style-name="Tabla1.B2" office:value-type="string">
            <text:p text:style-name="P14">547,8 ms</text:p>
          </table:table-cell>
        </table:table-row>
      </table:table>
      <text:p text:style-name="P17"/>
      <text:p text:style-name="P17">La máquina para la ejecución tiene las siguientes características:</text:p>
      <text:p text:style-name="P18">Architecture: <text:s text:c="7"/><text:tab/><text:tab/>x86_64</text:p>
      <text:p text:style-name="P18">CPU(s): <text:s text:c="13"/><text:tab/><text:tab/>8</text:p>
      <text:p text:style-name="P18">Thread(s) per core: <text:s/><text:tab/><text:tab/>2</text:p>
      <text:p text:style-name="P18">Core(s) per socket: <text:s/><text:tab/><text:tab/>4</text:p>
      <text:p text:style-name="P18">Socket(s): <text:s text:c="10"/><text:tab/><text:tab/>1</text:p>
      <text:p text:style-name="P18">Model name: <text:s text:c="9"/><text:tab/><text:tab/>Intel(R) Core(TM) i7-4790K CPU @ 4.00GHz</text:p>
      <text:p text:style-name="P18">L1d cache: <text:s text:c="10"/><text:tab/><text:tab/>32K</text:p>
      <text:p text:style-name="P18">L1i cache: <text:s text:c="10"/><text:tab/><text:tab/>32K</text:p>
      <text:p text:style-name="P18">L2 cache: <text:s text:c="11"/><text:tab/><text:tab/>256K</text:p>
      <text:p text:style-name="P18">L3 cache: <text:s text:c="11"/><text:tab/><text:tab/>8192K</text:p>
      <text:p text:style-name="P19"/>
      <text:p text:style-name="P19"/>
      <text:h text:style-name="P9" text:outline-level="7"><text:span text:style-name="T2">CUESTIÓN 2</text:span></text:h>
      <text:p text:style-name="P17">En 5octubre/cuestion2and3.cpp está el código para la versión con pthreads.</text:p>
      <text:p text:style-name="P17"><text:soft-page-break/>Se compila con g++ -O3 cuestion2and3.cpp -fpermissive -lpthread</text:p>
      <text:p text:style-name="P17">Acepta como entrada N y semilla como en cuestion1.cpp, e imprime la misma información.</text:p>
      <text:p text:style-name="P17"/>
      <text:p text:style-name="P17">Para N=1000 y semilla=3, tras 10 ejecuciones se obtienen las siguientes medias:</text:p>
      <text:p text:style-name="P17"/>
      <table:table table:name="Tabla2" table:style-name="Tabla2">
        <table:table-column table:style-name="Tabla2.A"/>
        <table:table-column table:style-name="Tabla2.B"/>
        <table:table-row>
          <table:table-cell table:style-name="Tabla2.A1" office:value-type="string">
            <text:p text:style-name="P13">T. secuencial</text:p>
          </table:table-cell>
          <table:table-cell table:style-name="Tabla2.B1" office:value-type="string">
            <text:p text:style-name="P14">1068,9 ms</text:p>
          </table:table-cell>
        </table:table-row>
        <table:table-row>
          <table:table-cell table:style-name="Tabla2.A2" office:value-type="string">
            <text:p text:style-name="P13">T. paralelo</text:p>
          </table:table-cell>
          <table:table-cell table:style-name="Tabla2.B2" office:value-type="string">
            <text:p text:style-name="P14">534,9 ms</text:p>
          </table:table-cell>
        </table:table-row>
      </table:table>
      <text:p text:style-name="P17"/>
      <text:p text:style-name="P17">Hay una diferencia de apenas 10ms entre la ejecución en paralelo de C frente a la de Pthreads, siendo Pthreads la más rápida.</text:p>
      <text:p text:style-name="P17"/>
      <text:p text:style-name="P17"/>
      <text:h text:style-name="P9" text:outline-level="7"><text:span text:style-name="T2">CUESTIÓN 3</text:span></text:h>
      <text:p text:style-name="P17">El código de <text:s/>5octubre/cuestion2and3.cpp está preparado para cambiar los el número de threads modificando la línea:</text:p>
      <text:p text:style-name="P17">#define NUM_THREADS 2</text:p>
      <text:p text:style-name="P17"/>
      <table:table table:name="Tabla3" table:style-name="Tabla3">
        <table:table-column table:style-name="Tabla3.A"/>
        <table:table-column table:style-name="Tabla3.B"/>
        <table:table-column table:style-name="Tabla3.C"/>
        <table:table-row>
          <table:table-cell table:style-name="Tabla3.A1" office:value-type="string">
            <text:p text:style-name="P13"/>
          </table:table-cell>
          <table:table-cell table:style-name="Tabla3.A1" office:value-type="string">
            <text:p text:style-name="P13">T. secuencial</text:p>
          </table:table-cell>
          <table:table-cell table:style-name="Tabla3.C1" office:value-type="string">
            <text:p text:style-name="P14">1068,9 ms</text:p>
          </table:table-cell>
        </table:table-row>
        <table:table-row>
          <table:table-cell table:style-name="Tabla3.A2" office:value-type="string">
            <text:p text:style-name="P13">2 THREADS</text:p>
          </table:table-cell>
          <table:table-cell table:style-name="Tabla3.A2" office:value-type="string">
            <text:p text:style-name="P13">T. paralelo</text:p>
          </table:table-cell>
          <table:table-cell table:style-name="Tabla3.C2" office:value-type="string">
            <text:p text:style-name="P14">534,9 ms</text:p>
          </table:table-cell>
        </table:table-row>
        <table:table-row>
          <table:table-cell table:style-name="Tabla3.A2" office:value-type="string">
            <text:p text:style-name="P13">4 THREADS</text:p>
          </table:table-cell>
          <table:table-cell table:style-name="Tabla3.A2" office:value-type="string">
            <text:p text:style-name="P13">T. paralelo</text:p>
          </table:table-cell>
          <table:table-cell table:style-name="Tabla3.C2" office:value-type="string">
            <text:p text:style-name="P14">356,8 ms</text:p>
          </table:table-cell>
        </table:table-row>
        <table:table-row>
          <table:table-cell table:style-name="Tabla3.A2" office:value-type="string">
            <text:p text:style-name="P13">6 THREADS</text:p>
          </table:table-cell>
          <table:table-cell table:style-name="Tabla3.A2" office:value-type="string">
            <text:p text:style-name="P13">T. paralelo</text:p>
          </table:table-cell>
          <table:table-cell table:style-name="Tabla3.C2" office:value-type="string">
            <text:p text:style-name="P14">295,6 ms</text:p>
          </table:table-cell>
        </table:table-row>
        <table:table-row>
          <table:table-cell table:style-name="Tabla3.A2" office:value-type="string">
            <text:p text:style-name="P13">8 THREADS</text:p>
          </table:table-cell>
          <table:table-cell table:style-name="Tabla3.A2" office:value-type="string">
            <text:p text:style-name="P13">T. paralelo</text:p>
          </table:table-cell>
          <table:table-cell table:style-name="Tabla3.C2" office:value-type="string">
            <text:p text:style-name="P14">300,1 ms</text:p>
          </table:table-cell>
        </table:table-row>
      </table:table>
      <text:p text:style-name="P17"/>
      <text:p text:style-name="P17">A pesar de que con 2 threads se consigue aproximadamente el doble de velocidad respecto a la versión secuencial, 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p>
      <text:p text:style-name="P17"/>
      <text:p text:style-name="P17">Vemos que utilizando un thread por core obtenemos un buen rendimiento a pesar de paralelizar solo por filas de a, y aprovechando el hyperthreading, podemos mejorar un poco más el rendimiento, siendo conscientes que se trata de varios hilos ejecutándose sobre el mismo core.</text:p>
      <text:p text:style-name="P17"/>
      <text:p text:style-name="P17"/>
      <text:h text:style-name="P9" text:outline-level="7"><text:span text:style-name="T2">CUESTIÓN 4</text:span></text:h>
      <text:p text:style-name="P17">El código utilizado es el del problema B dado modificando sólo en sec.c NUM_THREADS y la cláusula schedule del parallel for.</text:p>
      <text:p text:style-name="P17"/>
      <table:table table:name="Tabla4" table:style-name="Tabla4">
        <table:table-column table:style-name="Tabla4.A"/>
        <table:table-column table:style-name="Tabla4.B"/>
        <table:table-column table:style-name="Tabla4.C"/>
        <table:table-row>
          <table:table-cell table:style-name="Tabla4.A1" office:value-type="string">
            <text:p text:style-name="P13"/>
          </table:table-cell>
          <table:table-cell table:style-name="Tabla4.A1" office:value-type="string">
            <text:p text:style-name="P13">T. secuencial</text:p>
          </table:table-cell>
          <table:table-cell table:style-name="Tabla4.C1" office:value-type="string">
            <text:p text:style-name="P14">1441,7 ms</text:p>
          </table:table-cell>
        </table:table-row>
        <table:table-row>
          <table:table-cell table:style-name="Tabla4.A2" office:value-type="string">
            <text:p text:style-name="P13">2 THREADS</text:p>
          </table:table-cell>
          <table:table-cell table:style-name="Tabla4.A2" office:value-type="string">
            <text:p text:style-name="P13">T. paralelo</text:p>
          </table:table-cell>
          <table:table-cell table:style-name="Tabla4.C2" office:value-type="string">
            <text:p text:style-name="P14">533,3 ms</text:p>
          </table:table-cell>
        </table:table-row>
        <table:table-row>
          <table:table-cell table:style-name="Tabla4.A2" office:value-type="string">
            <text:p text:style-name="P13">4 THREADS</text:p>
          </table:table-cell>
          <table:table-cell table:style-name="Tabla4.A2" office:value-type="string">
            <text:p text:style-name="P13">T. paralelo</text:p>
          </table:table-cell>
          <table:table-cell table:style-name="Tabla4.C2" office:value-type="string">
            <text:p text:style-name="P14">286,8 ms</text:p>
          </table:table-cell>
        </table:table-row>
        <table:table-row>
          <table:table-cell table:style-name="Tabla4.A2" office:value-type="string">
            <text:p text:style-name="P13">6 THREADS</text:p>
          </table:table-cell>
          <table:table-cell table:style-name="Tabla4.A2" office:value-type="string">
            <text:p text:style-name="P13">T. paralelo</text:p>
          </table:table-cell>
          <table:table-cell table:style-name="Tabla4.C2" office:value-type="string">
            <text:p text:style-name="P14">234,0 ms</text:p>
          </table:table-cell>
        </table:table-row>
        <text:soft-page-break/>
        <table:table-row>
          <table:table-cell table:style-name="Tabla4.A2" office:value-type="string">
            <text:p text:style-name="P13">8 THREADS</text:p>
          </table:table-cell>
          <table:table-cell table:style-name="Tabla4.A2" office:value-type="string">
            <text:p text:style-name="P13">T. paralelo</text:p>
          </table:table-cell>
          <table:table-cell table:style-name="Tabla4.C2" office:value-type="string">
            <text:p text:style-name="P14">208,6 ms</text:p>
          </table:table-cell>
        </table:table-row>
        <table:table-row>
          <table:table-cell table:style-name="Tabla4.A2" office:value-type="string">
            <text:p text:style-name="P13">10 THREADS</text:p>
          </table:table-cell>
          <table:table-cell table:style-name="Tabla4.A2" office:value-type="string">
            <text:p text:style-name="P13">T. paralelo</text:p>
          </table:table-cell>
          <table:table-cell table:style-name="Tabla4.C2" office:value-type="string">
            <text:p text:style-name="P14">240,9 ms</text:p>
          </table:table-cell>
        </table:table-row>
      </table:table>
      <text:p text:style-name="P17"/>
      <text:p text:style-name="P17">Los tiempos con OpenMP son parecidos al de versiones anteriores. La ejecución secuencial, que es OpenMP con un hilo, es sin embargo notablemente más lenta que las anteriores ejecuciones, cercanas al segundo de ejecución.</text:p>
      <text:p text:style-name="P17">Con 2 hilos de OpenMP conseguimos cerca de 530ms, como antes. Es cuando ampliamos a 4 hilos de OpenMP cuando hay una mejoría de unos 70ms respecto a la versión con Pthreads, del mismo modo con 6 hilos mejoramos en unos ~60ms la versión anterior.</text:p>
      <text:p text:style-name="P17">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P17">Si decidimos usar más hilos de los que pueden ejecutarse realmente en paralelo, vemos cómo los tiempos empeoran.</text:p>
      <text:p text:style-name="P17"/>
      <text:p text:style-name="P17"/>
      <text:h text:style-name="P9" text:outline-level="7"><text:span text:style-name="T2">CUESTIÓN 5</text:span></text:h>
      <text:p text:style-name="P17">Ejecutando en el concurso de calisto.inf.um la versión OpenMP, sin modificar el schedule, obtenemos (tiempos en ms):</text:p>
      <text:p text:style-name="P1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0">Secuencial</text:p>
          </table:table-cell>
          <table:table-cell table:style-name="Tabla5.B1" office:value-type="string">
            <text:p text:style-name="P10"/>
          </table:table-cell>
          <table:table-cell table:style-name="Tabla5.C1" office:value-type="string">
            <text:p text:style-name="P10"/>
          </table:table-cell>
          <table:table-cell table:style-name="Tabla5.D1" office:value-type="string">
            <text:p text:style-name="P11">4394</text:p>
          </table:table-cell>
        </table:table-row>
        <table:table-row table:style-name="Tabla5.1">
          <table:table-cell table:style-name="Tabla5.A2" office:value-type="string">
            <text:p text:style-name="P10">2 Threads</text:p>
          </table:table-cell>
          <table:table-cell table:style-name="Tabla5.B2" office:value-type="string">
            <text:p text:style-name="P10"/>
          </table:table-cell>
          <table:table-cell table:style-name="Tabla5.C2" office:value-type="string">
            <text:p text:style-name="P12"/>
          </table:table-cell>
          <table:table-cell table:style-name="Tabla5.D2" office:value-type="string">
            <text:p text:style-name="P11">1982</text:p>
          </table:table-cell>
        </table:table-row>
        <table:table-row table:style-name="Tabla5.1">
          <table:table-cell table:style-name="Tabla5.A3" office:value-type="string">
            <text:p text:style-name="P10">3 Threads</text:p>
          </table:table-cell>
          <table:table-cell table:style-name="Tabla5.B3" office:value-type="string">
            <text:p text:style-name="P10"/>
          </table:table-cell>
          <table:table-cell table:style-name="Tabla5.C3" office:value-type="string">
            <text:p text:style-name="P12"/>
          </table:table-cell>
          <table:table-cell table:style-name="Tabla5.D3" office:value-type="string">
            <text:p text:style-name="P11">1390</text:p>
          </table:table-cell>
        </table:table-row>
        <table:table-row table:style-name="Tabla5.1">
          <table:table-cell table:style-name="Tabla5.A4" office:value-type="string">
            <text:p text:style-name="P10">4 Threads</text:p>
          </table:table-cell>
          <table:table-cell table:style-name="Tabla5.B4" office:value-type="string">
            <text:p text:style-name="P10"/>
          </table:table-cell>
          <table:table-cell table:style-name="Tabla5.C4" office:value-type="string">
            <text:p text:style-name="P12"/>
          </table:table-cell>
          <table:table-cell table:style-name="Tabla5.D4" office:value-type="string">
            <text:p text:style-name="P11">896</text:p>
          </table:table-cell>
        </table:table-row>
        <table:table-row table:style-name="Tabla5.1">
          <table:table-cell table:style-name="Tabla5.A5" office:value-type="string">
            <text:p text:style-name="P10">2 Threads</text:p>
          </table:table-cell>
          <table:table-cell table:style-name="Tabla5.B5" office:value-type="string">
            <text:p text:style-name="P10">Dynamic</text:p>
          </table:table-cell>
          <table:table-cell table:style-name="Tabla5.C5" office:value-type="string">
            <text:p text:style-name="P10"/>
          </table:table-cell>
          <table:table-cell table:style-name="Tabla5.D5" office:value-type="string">
            <text:p text:style-name="P11">2332</text:p>
          </table:table-cell>
        </table:table-row>
        <table:table-row table:style-name="Tabla5.1">
          <table:table-cell table:style-name="Tabla5.A6" office:value-type="string">
            <text:p text:style-name="P10">3 Threads</text:p>
          </table:table-cell>
          <table:table-cell table:style-name="Tabla5.B6" office:value-type="string">
            <text:p text:style-name="P10">Dynamic</text:p>
          </table:table-cell>
          <table:table-cell table:style-name="Tabla5.C6" office:value-type="string">
            <text:p text:style-name="P10"/>
          </table:table-cell>
          <table:table-cell table:style-name="Tabla5.D6" office:value-type="string">
            <text:p text:style-name="P11">1129</text:p>
          </table:table-cell>
        </table:table-row>
        <table:table-row table:style-name="Tabla5.1">
          <table:table-cell table:style-name="Tabla5.A7" office:value-type="string">
            <text:p text:style-name="P10">4 Threads</text:p>
          </table:table-cell>
          <table:table-cell table:style-name="Tabla5.B7" office:value-type="string">
            <text:p text:style-name="P10">Dynamic</text:p>
          </table:table-cell>
          <table:table-cell table:style-name="Tabla5.C7" office:value-type="string">
            <text:p text:style-name="P10"/>
          </table:table-cell>
          <table:table-cell table:style-name="Tabla5.D7" office:value-type="string">
            <text:p text:style-name="P11">1721</text:p>
          </table:table-cell>
        </table:table-row>
        <table:table-row table:style-name="Tabla5.1">
          <table:table-cell table:style-name="Tabla5.A8" office:value-type="string">
            <text:p text:style-name="P10">2 Threads</text:p>
          </table:table-cell>
          <table:table-cell table:style-name="Tabla5.B8" office:value-type="string">
            <text:p text:style-name="P10">Dynamic(2)</text:p>
          </table:table-cell>
          <table:table-cell table:style-name="Tabla5.C8" office:value-type="string">
            <text:p text:style-name="P10"/>
          </table:table-cell>
          <table:table-cell table:style-name="Tabla5.D8" office:value-type="string">
            <text:p text:style-name="P11">2221</text:p>
          </table:table-cell>
        </table:table-row>
        <table:table-row table:style-name="Tabla5.1">
          <table:table-cell table:style-name="Tabla5.A9" office:value-type="string">
            <text:p text:style-name="P10">4 Threads</text:p>
          </table:table-cell>
          <table:table-cell table:style-name="Tabla5.B9" office:value-type="string">
            <text:p text:style-name="P10">Dynamic(2)</text:p>
          </table:table-cell>
          <table:table-cell table:style-name="Tabla5.C9" office:value-type="string">
            <text:p text:style-name="P10"/>
          </table:table-cell>
          <table:table-cell table:style-name="Tabla5.D9" office:value-type="string">
            <text:p text:style-name="P11">812</text:p>
          </table:table-cell>
        </table:table-row>
        <table:table-row table:style-name="Tabla5.1">
          <table:table-cell table:style-name="Tabla5.A10" office:value-type="string">
            <text:p text:style-name="P10">4 Threads</text:p>
          </table:table-cell>
          <table:table-cell table:style-name="Tabla5.B10" office:value-type="string">
            <text:p text:style-name="P10">Dynamic(4)</text:p>
          </table:table-cell>
          <table:table-cell table:style-name="Tabla5.C10" office:value-type="string">
            <text:p text:style-name="P10"/>
          </table:table-cell>
          <table:table-cell table:style-name="Tabla5.D10" office:value-type="string">
            <text:p text:style-name="P11">1063</text:p>
          </table:table-cell>
        </table:table-row>
        <table:table-row table:style-name="Tabla5.1">
          <table:table-cell table:style-name="Tabla5.A11" office:value-type="string">
            <text:p text:style-name="P10">2 Threads</text:p>
          </table:table-cell>
          <table:table-cell table:style-name="Tabla5.B11" office:value-type="string">
            <text:p text:style-name="P10"/>
          </table:table-cell>
          <table:table-cell table:style-name="Tabla5.C11" office:value-type="string">
            <text:p text:style-name="P10">Collapse(2)</text:p>
          </table:table-cell>
          <table:table-cell table:style-name="Tabla5.D11" office:value-type="string">
            <text:p text:style-name="P11">1826</text:p>
          </table:table-cell>
        </table:table-row>
        <table:table-row table:style-name="Tabla5.1">
          <table:table-cell table:style-name="Tabla5.A12" office:value-type="string">
            <text:p text:style-name="P10">3 Threads</text:p>
          </table:table-cell>
          <table:table-cell table:style-name="Tabla5.B12" office:value-type="string">
            <text:p text:style-name="P10"/>
          </table:table-cell>
          <table:table-cell table:style-name="Tabla5.C12" office:value-type="string">
            <text:p text:style-name="P10">Collapse(2)</text:p>
          </table:table-cell>
          <table:table-cell table:style-name="Tabla5.D12" office:value-type="string">
            <text:p text:style-name="P11">2318</text:p>
          </table:table-cell>
        </table:table-row>
        <table:table-row table:style-name="Tabla5.1">
          <table:table-cell table:style-name="Tabla5.A13" office:value-type="string">
            <text:p text:style-name="P10">4 Threads</text:p>
          </table:table-cell>
          <table:table-cell table:style-name="Tabla5.B13" office:value-type="string">
            <text:p text:style-name="P10"/>
          </table:table-cell>
          <table:table-cell table:style-name="Tabla5.C13" office:value-type="string">
            <text:p text:style-name="P10">Collapse(2)</text:p>
          </table:table-cell>
          <table:table-cell table:style-name="Tabla5.D13" office:value-type="string">
            <text:p text:style-name="P11">966</text:p>
          </table:table-cell>
        </table:table-row>
        <table:table-row table:style-name="Tabla5.1">
          <table:table-cell table:style-name="Tabla5.A14" office:value-type="string">
            <text:p text:style-name="P10">2 Threads</text:p>
          </table:table-cell>
          <table:table-cell table:style-name="Tabla5.B14" office:value-type="string">
            <text:p text:style-name="P10">Dynamic</text:p>
          </table:table-cell>
          <table:table-cell table:style-name="Tabla5.C14" office:value-type="string">
            <text:p text:style-name="P10">Collapse(2)</text:p>
          </table:table-cell>
          <table:table-cell table:style-name="Tabla5.D14" office:value-type="string">
            <text:p text:style-name="P11">2560</text:p>
          </table:table-cell>
        </table:table-row>
        <table:table-row table:style-name="Tabla5.1">
          <table:table-cell table:style-name="Tabla5.A15" office:value-type="string">
            <text:p text:style-name="P10">4 Threads</text:p>
          </table:table-cell>
          <table:table-cell table:style-name="Tabla5.B15" office:value-type="string">
            <text:p text:style-name="P10">Dynamic</text:p>
          </table:table-cell>
          <table:table-cell table:style-name="Tabla5.C15" office:value-type="string">
            <text:p text:style-name="P10">Collapse(2)</text:p>
          </table:table-cell>
          <table:table-cell table:style-name="Tabla5.D15" office:value-type="string">
            <text:p text:style-name="P11">1841</text:p>
          </table:table-cell>
        </table:table-row>
        <table:table-row table:style-name="Tabla5.1">
          <table:table-cell table:style-name="Tabla5.A16" office:value-type="string">
            <text:p text:style-name="P10">2 Threads</text:p>
          </table:table-cell>
          <table:table-cell table:style-name="Tabla5.B16" office:value-type="string">
            <text:p text:style-name="P10">Dynamic(2)</text:p>
          </table:table-cell>
          <table:table-cell table:style-name="Tabla5.C16" office:value-type="string">
            <text:p text:style-name="P10">Collapse(2)</text:p>
          </table:table-cell>
          <table:table-cell table:style-name="Tabla5.D16" office:value-type="string">
            <text:p text:style-name="P11">2608</text:p>
          </table:table-cell>
        </table:table-row>
        <table:table-row table:style-name="Tabla5.1">
          <table:table-cell table:style-name="Tabla5.A17" office:value-type="string">
            <text:p text:style-name="P10">4 Threads</text:p>
          </table:table-cell>
          <table:table-cell table:style-name="Tabla5.B17" office:value-type="string">
            <text:p text:style-name="P10">Dynamic(2)</text:p>
          </table:table-cell>
          <table:table-cell table:style-name="Tabla5.C17" office:value-type="string">
            <text:p text:style-name="P10">Collapse(2)</text:p>
          </table:table-cell>
          <table:table-cell table:style-name="Tabla5.D17" office:value-type="string">
            <text:p text:style-name="P11">2167</text:p>
          </table:table-cell>
        </table:table-row>
      </table:table>
      <text:p text:style-name="P17"/>
      <text:p text:style-name="P17">Sin opciones añadidas al parallel for obtenemos mejoras equivalentes a las obtenidas en la máquina propia.</text:p>
      <text:p text:style-name="P17">El uso de la cláusula schedule(dynamic), el overhead introducido por OpenMP para asignar los trabajos bajo demanda empeora en general los resultados, pero la asignación dinámica mejora si utilizamos schedule(dynamic, 2) para dar chunks de trabajo mayores a los hilos. Si ampliáramos demasiado los chunks de trabajo, podemos volver a peores tiempos si la asignación es peor que la estática, por lo que añadimos el overhead de asignación de trabajo e hilos ociosos sin trabajo.</text:p>
      <text:p text:style-name="P17"><text:soft-page-break/>Al utilizar collapse para unificar los bucles externos que recorren las filas de a y columnas de b, obtenemos tiempos parecidos al de la paralelización del bucle exterior solo, pero en el caso de 3 hilos el tiempo empeora notablemente.</text:p>
      <text:p text:style-name="P17">Si combinamos las cláusulas schedule(dynamic) y collapse, por el overhead de un dynamic tan pequeño obtenemos de nuevo tiempos peores que la versión sin cláusulas de parallel for. Al ampliar a chunks mayores obtenemos tiempos con 4 hilos incluso peores que con 2 hilos sin cláusulas.</text:p>
      <text:p text:style-name="P17"/>
      <text:p text:style-name="P17">Podemos concluir que el uso de cláusulas OpenMP pueden ser beneficiosas utilizadas junto a un código que pueda dar el máximo provecho. El código de multiplicación de matrices utilizado sólo tiene en cuenta la memoria en cuanto a las variables privadas i, j y k. Si la división de trabajo de OpenMP hace que hilos distintos con memorias caché compartidas lean zonas de la matriz lejanas, los fallos de caché por reescribirse unos a otros pueden hacer más lento el programa. Un ejemplo de mejora de uso de la memoria, para cualquier versión paralela de multiplicación de matrices, sería aplicar la traspuesta a b, y multiplicar recorriendo las filas de a y b^t (columnas de b), de modo que si una matriz se guarda en memoria por filas, la localización temporal se aprovecha en la caché de memoria.</text:p>
      <text:p text:style-name="P17"/>
      <text:p text:style-name="P17"/>
      <text:h text:style-name="P7" text:outline-level="5"><text:span text:style-name="T1">26</text:span> OCTUBRE</text:h>
      <text:h text:style-name="P3" text:outline-level="6">Práctica <text:span text:style-name="T1">2</text:span>: <text:span text:style-name="T1">Programación híbrida. MPI y MPI+OpenMP</text:span></text:h>
      <text:p text:style-name="P15"/>
      <text:h text:style-name="P8" text:outline-level="7"><text:span text:style-name="T2">CUESTIÓN 1</text:span></text:h>
      <text:p text:style-name="P20">En <text:span text:style-name="T1">26</text:span>octubre/cuestion1.cpp se encuent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08T20:07:00Z</meta:creation-date>
    <dc:date>2017-10-12T11:58:38.124667837</dc:date>
    <meta:editing-cycles>19</meta:editing-cycles>
    <meta:editing-duration>PT1H18M25S</meta:editing-duration>
    <meta:document-statistic meta:table-count="5" meta:image-count="0" meta:object-count="0" meta:page-count="4" meta:paragraph-count="144" meta:word-count="1078" meta:character-count="6549" meta:non-whitespace-character-count="5506"/>
    <meta:template xlink:type="simple" xlink:actuate="onRequest" xlink:title="" xlink:href="Normal"/>
  </office:meta>
</office:document-meta>
</file>